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4375in" fo:margin-left="0.25in" fo:margin-top="0in" fo:margin-bottom="0in" table:align="left" style:writing-mode="lr-tb"/>
    </style:style>
    <style:style style:name="Table1.A" style:family="table-column">
      <style:table-column-properties style:column-width="2.14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padding="0in" fo:border="none"/>
    </style:style>
    <style:style style:name="P2" style:family="paragraph" style:parent-style-name="Standard" style:list-style-name="WWNum2">
      <style:paragraph-properties fo:margin-left="0.25in" fo:margin-right="0in" fo:text-indent="-0.25in" style:auto-text-indent="false" fo:padding="0in" fo:border="none"/>
    </style:style>
    <style:style style:name="P3" style:family="paragraph" style:parent-style-name="Standard" style:list-style-name="WWNum1">
      <style:paragraph-properties fo:margin-left="0.25in" fo:margin-right="0in" fo:text-indent="-0.25in" style:auto-text-indent="false" fo:padding="0in" fo:border="none"/>
    </style:style>
    <style:style style:name="P4" style:family="paragraph" style:parent-style-name="Standard" style:list-style-name="WWNum3">
      <style:paragraph-properties fo:margin-left="0.25in" fo:margin-right="0in" fo:text-indent="-0.25in" style:auto-text-indent="false" fo:padding="0in" fo:border="none"/>
    </style:style>
    <style:style style:name="P5" style:family="paragraph" style:parent-style-name="Standard">
      <style:paragraph-properties fo:margin-left="0.25in" fo:margin-right="0in" fo:text-indent="0in" style:auto-text-indent="false" fo:padding="0in" fo:border="none"/>
    </style:style>
    <style:style style:name="P6" style:family="paragraph" style:parent-style-name="Standard" style:master-page-name="Standard">
      <style:paragraph-properties style:page-number="1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Домашнее задание кандидата.</text:p>
      <text:p text:style-name="P1"><text:line-break/></text:p>
      <text:p text:style-name="P1">Разработать утилиту загрузки CSV файла в базу данных СУБД Postresql.</text:p>
      <text:p text:style-name="P1"/>
      <text:p text:style-name="P1">В процессе работы утилита должна самостоятельно (без указаний пользователя):</text:p>
      <text:list xml:id="list4288454014" text:style-name="WWNum2">
        <text:list-item>
          <text:p text:style-name="P2">Определить наличие в CSV файле заголовка</text:p>
        </text:list-item>
        <text:list-item>
          <text:p text:style-name="P2">Определить символ-разделитель</text:p>
        </text:list-item>
      </text:list>
      <text:p text:style-name="P1"/>
      <text:p text:style-name="P1">Эвристический алгоритм определителя должен прерывать загрузку файла если с точки зрения алгоримта точность определения ниже заданного предела (предел можно "захардкодить").<text:line-break/></text:p>
      <text:p text:style-name="P1">Используя параметры командной строки, полученные от пользователя, утилита должна:</text:p>
      <text:list xml:id="list2857334517" text:style-name="WWNum1">
        <text:list-item>
          <text:p text:style-name="P3">прочитать и проанализировать заданный файл (задается имя файла в локальной файловой системе) </text:p>
        </text:list-item>
        <text:list-item>
          <text:p text:style-name="P3">подключиться к заданной БД (задается IP адрес, порт, имя БД, логин и пароль пользователя)</text:p>
        </text:list-item>
        <text:list-item>
          <text:p text:style-name="P3">создать в БД таблицу с количеством столбцов, равным количеству столбцов в обрабатываемом файле (имя таблицы соответствует имени файла [имя файла задается в ascii без пробелов]). Имена столбцов таблицы в БД имеют формат col1,col2,col3,... .</text:p>
        </text:list-item>
        <text:list-item>
          <text:p text:style-name="P3">загрузить данные из файла в таблицу (определение типа данных не требуется, все данные можно преобразовать к типу string при загрузке) </text:p>
        </text:list-item>
        <text:list-item>
          <text:p text:style-name="P3">если в CSV файле был определен заголовок, реальные имена столбцов должны сохраниться в БД в специальную таблицу формата:<text:line-break/></text:p>
        </text:list-item>
      </text:list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Standard">table_name</text:p>
          </table:table-cell>
          <table:table-cell table:style-name="Table1.A1" office:value-type="string">
            <text:p text:style-name="Standard">column_id</text:p>
          </table:table-cell>
          <table:table-cell table:style-name="Table1.A1" office:value-type="string">
            <text:p text:style-name="Standard">column_title</text:p>
          </table:table-cell>
        </table:table-row>
      </table:table>
      <text:p text:style-name="P5"/>
      <text:p text:style-name="P1">Где:</text:p>
      <text:list xml:id="list3424096345" text:style-name="WWNum3">
        <text:list-item>
          <text:p text:style-name="P4">table_name (string) - имя таблицы с данными, полученными из CSV файла.</text:p>
        </text:list-item>
        <text:list-item>
          <text:p text:style-name="P4">column_id (integer) - порядковый номер колонки в таблице с данными, полученными из CSV файле (соответствует номеру в имени колонки в таблице с данными (col1, col2, col3, ...)</text:p>
        </text:list-item>
        <text:list-item>
          <text:p text:style-name="P4">column_title (string) - имя колонки из заголовка CSV</text:p>
        </text:list-item>
      </text:list>
      <text:p text:style-name="P5"/>
      <text:p text:style-name="P1">Просьба, прислать любое решение, независимо от степени его готовности, т.к. важно не только то, что сделано, но и как сделан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ru" fo:country="RU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loext:contextual-spacing="false" fo:keep-together="always" fo:keep-with-next="always"/>
      <style:text-properties style:font-name="Arial" fo:font-family="Arial" style:font-family-generic="roman" style:font-pitch="variable" fo:font-size="18pt" fo:font-weight="bold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6pt" style:font-size-asian="16pt" style:font-size-complex="16pt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text-properties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7T11:51:48</meta:creation-date>
    <meta:document-statistic meta:table-count="1" meta:image-count="0" meta:object-count="0" meta:page-count="1" meta:paragraph-count="21" meta:word-count="237" meta:character-count="1645" meta:non-whitespace-character-count="1433"/>
    <meta:generator>LibreOfficeDev/6.0.5.2$Linux_X86_64 LibreOffice_project/</meta:generator>
  </office:meta>
</office:document-meta>
</file>